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paragraph-rsid="001a3b19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18pt" fo:font-weight="normal" officeooo:paragraph-rsid="001af3ba" style:font-size-asian="18pt" style:font-weight-asian="normal" style:font-size-complex="18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ize="18pt" fo:font-weight="normal" officeooo:rsid="001af3ba" officeooo:paragraph-rsid="001af3ba" style:font-size-asian="18pt" style:font-weight-asian="normal" style:font-size-complex="18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size="18pt" fo:font-weight="normal" officeooo:rsid="001af3ba" officeooo:paragraph-rsid="001b0d1d" style:font-size-asian="18pt" style:font-weight-asian="normal" style:font-size-complex="18pt" style:font-weight-complex="normal"/>
    </style:style>
    <style:style style:name="T1" style:family="text">
      <style:text-properties officeooo:rsid="001a3b19"/>
    </style:style>
    <style:style style:name="T2" style:family="text">
      <style:text-properties officeooo:rsid="001b0d1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РОССИЙСКИЙ УНИВЕРСИТЕТ ДРУЖБЫ НАРОДОВ</text:p>
      <text:p text:style-name="P7">Факультет физико-математических и естественных наук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ОТЧЕТ</text:p>
      <text:p text:style-name="P5">ПО ЛАБОРАТОРНОЙ РАБОТЕ №<text:span text:style-name="T1">1</text:span></text:p>
      <text:p text:style-name="P5"><text:s/>дисциплина: Операционные</text:p>
      <text:p text:style-name="P5"><text:s/>системы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Студент:Хайдари Ахмад Насир</text:p>
      <text:p text:style-name="P2">Группа:НБИбд-01-20</text:p>
      <text:p text:style-name="P8"><text:soft-page-break/>Операционная система (ос) - это комплекс взаимоснязанных программ, предназначенных для управления ресурсами компьютера и организации взаимодействия пользователем.</text:p>
      <text:p text:style-name="P8"/>
      <text:p text:style-name="P8">Gnu linux - семейство переносимых, многозадачных и многопользова тельских операционных систем, на базе ядра linux, включающих тот или иной набор утилит и программ проекта gnu, и, возможно, другие компо ненты. как и ядро linux, системы на его основе, как правило, создаются и распространяются в соответствии с моделью разработки свободного и отикрытого программного обеспечения (oреп- source software).</text:p>
      <text:p text:style-name="P8"/>
      <text:p text:style-name="P9"><text:s text:c="2"/>Команда pwd: Вывод имени текщего каталога</text:p>
      <text:p text:style-name="P9">Команда cd: Смена каталога</text:p>
      <text:p text:style-name="P9">Команда ls: <text:s text:c="2"/>Вывод списка файлов </text:p>
      <text:p text:style-name="P10">Команда <text:span text:style-name="T2">rm: удаление файлов или каталогов</text:span></text:p>
      <text:p text:style-name="P10">Команда <text:span text:style-name="T2">mv : перемещение или <text:s/>удаление <text:s/></text:span>файлов</text:p>
      <text:p text:style-name="P10">Команда <text:span text:style-name="T2">cp: копирование файлов и каталогов </text:span></text:p>
      <text:p text:style-name="P10">Команда <text:span text:style-name="T2">cat: </text:span><text:s/>Вывод <text:span text:style-name="T2">содержимого <text:s text:c="2"/>файлов</text:span></text:p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1T14:50:19.295838771</meta:creation-date>
    <dc:date>2021-09-11T15:06:25.899901398</dc:date>
    <meta:editing-duration>PT16M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17" meta:word-count="133" meta:character-count="1032" meta:non-whitespace-character-count="903"/>
  </office:meta>
</office:document-meta>
</file>